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5540b" officeooo:paragraph-rsid="0012f7fd"/>
    </style:style>
    <style:style style:name="P2" style:family="paragraph" style:parent-style-name="Standard">
      <style:paragraph-properties fo:text-align="start" style:justify-single-word="false"/>
      <style:text-properties officeooo:rsid="0012f7fd" officeooo:paragraph-rsid="0012f7fd"/>
    </style:style>
    <style:style style:name="P3" style:family="paragraph" style:parent-style-name="Standard">
      <style:paragraph-properties fo:text-align="start" style:justify-single-word="false"/>
      <style:text-properties officeooo:paragraph-rsid="0012f7fd"/>
    </style:style>
    <style:style style:name="P4" style:family="paragraph" style:parent-style-name="Standard">
      <style:paragraph-properties fo:text-align="start" style:justify-single-word="false"/>
      <style:text-properties officeooo:paragraph-rsid="0013d9f3"/>
    </style:style>
    <style:style style:name="P5" style:family="paragraph" style:parent-style-name="Standard">
      <style:paragraph-properties fo:text-align="start" style:justify-single-word="false"/>
      <style:text-properties officeooo:paragraph-rsid="001575cc"/>
    </style:style>
    <style:style style:name="P6" style:family="paragraph" style:parent-style-name="Standard">
      <style:paragraph-properties fo:text-align="start" style:justify-single-word="false"/>
      <style:text-properties officeooo:paragraph-rsid="0016fb49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2f7fd" officeooo:paragraph-rsid="0012f7fd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575cc" officeooo:paragraph-rsid="001575cc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5aa87" officeooo:paragraph-rsid="0015aa87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6fb49" officeooo:paragraph-rsid="0016fb49"/>
    </style:style>
    <style:style style:name="P11" style:family="paragraph" style:parent-style-name="Standard">
      <style:paragraph-properties fo:text-align="start" style:justify-single-word="false"/>
      <style:text-properties officeooo:rsid="0013d9f3" officeooo:paragraph-rsid="0013d9f3"/>
    </style:style>
    <style:style style:name="P12" style:family="paragraph" style:parent-style-name="Standard">
      <style:paragraph-properties fo:text-align="start" style:justify-single-word="false"/>
      <style:text-properties officeooo:rsid="0016fb49" officeooo:paragraph-rsid="0016fb49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2f7fd" officeooo:paragraph-rsid="0012f7fd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575cc" officeooo:paragraph-rsid="001575cc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5aa87" officeooo:paragraph-rsid="0015aa87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6fb49" officeooo:paragraph-rsid="0016fb49" style:font-size-asian="14pt" style:font-size-complex="14pt"/>
    </style:style>
    <style:style style:name="T1" style:family="text">
      <style:text-properties officeooo:rsid="0012f7fd"/>
    </style:style>
    <style:style style:name="T2" style:family="text">
      <style:text-properties style:text-underline-style="none" officeooo:rsid="0012f7fd"/>
    </style:style>
    <style:style style:name="T3" style:family="text">
      <style:text-properties style:text-underline-style="none" officeooo:rsid="0012f7fd" fo:background-color="transparent" loext:char-shading-value="0"/>
    </style:style>
    <style:style style:name="T4" style:family="text">
      <style:text-properties style:text-underline-style="none" officeooo:rsid="000617f9" fo:background-color="transparent" loext:char-shading-value="0"/>
    </style:style>
    <style:style style:name="T5" style:family="text">
      <style:text-properties style:text-underline-style="none" officeooo:rsid="0013d9f3" fo:background-color="transparent" loext:char-shading-value="0"/>
    </style:style>
    <style:style style:name="T6" style:family="text">
      <style:text-properties style:text-underline-style="none" fo:background-color="transparent" loext:char-shading-value="0"/>
    </style:style>
    <style:style style:name="T7" style:family="text">
      <style:text-properties style:text-underline-style="none" officeooo:rsid="001575cc" fo:background-color="transparent" loext:char-shading-value="0"/>
    </style:style>
    <style:style style:name="T8" style:family="text">
      <style:text-properties style:text-underline-style="none" officeooo:rsid="0016fb49" fo:background-color="transparent" loext:char-shading-value="0"/>
    </style:style>
    <style:style style:name="T9" style:family="text">
      <style:text-properties style:text-underline-style="solid" style:text-underline-width="auto" style:text-underline-color="font-color" officeooo:rsid="0012f7fd" fo:background-color="#ffff00" loext:char-shading-value="0"/>
    </style:style>
    <style:style style:name="T10" style:family="text">
      <style:text-properties officeooo:rsid="001575cc" fo:background-color="transparent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3d9f3" fo:background-color="transparent" loext:char-shading-value="0"/>
    </style:style>
    <style:style style:name="T13" style:family="text">
      <style:text-properties officeooo:rsid="0015aa87" fo:background-color="transparent" loext:char-shading-value="0"/>
    </style:style>
    <style:style style:name="T14" style:family="text">
      <style:text-properties officeooo:rsid="0016fb4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Κατέβασμα των μετρήσεων του σταθμηγράφου στον κόλπο της Καλλονής απο το site του <text:a xlink:type="simple" xlink:href="https://meteoview2.gr/home" text:style-name="Internet_20_link" text:visited-style-name="Visited_20_Internet_20_Link">https://meteoview2.gr/home</text:a></text:p>
      <text:p text:style-name="P1">2. Κατέβασμα μετρήσεων του σταθμηγράφου του Πλωμαρίου που η έστειλε ο κ……</text:p>
      <text:p text:style-name="P2">3. Κατέβασμα των δεδομένων του σταθμηγράφου της Γέρας</text:p>
      <text:p text:style-name="P3"><text:span text:style-name="T1">4. Κατέβασμα των δεδομένων πίεσης απο τον σταθμηγράφο του Buoy της Καλλονής</text:span></text:p>
      <text:p text:style-name="P2"/>
      <text:p text:style-name="P13">Δεδομένα Πλωμαρίου</text:p>
      <text:p text:style-name="P7">α. raw_WLPlwm.table.mat → πίνακας που έγινε import απο το excel που μας έδωσαν για τις μετρήσεις (Water_Level.Plwmari.xlsx)</text:p>
      <text:p text:style-name="P7">β. raw_WLPlwm.mat → τα δεδομένα σε μορφή arrays</text:p>
      <text:p text:style-name="P3"><text:span text:style-name="T2">γ. rawc_WLPlwm.mat → τα δεδομένα μετά το τρέξιμο της </text:span><text:span text:style-name="T9">find_missing_dates.m <text:s/></text:span><text:span text:style-name="T3"><text:s/>στην οποία βρίσκω την ημερομηνία που έλειπαν απο την χρονοσειρά και αντικαταστάθηκαν με nan ώστε το μήκος του διανύσματος του χρόνου να αντιστοιχει σε όλες τις μετρήσεις</text:span></text:p>
      <text:p text:style-name="P4"><text:span text:style-name="T3">δ.WLPlwm.timematxh.mat → interpolation στον σωστό χρόνο </text:span><text:span text:style-name="T4">ώστε οι μετρήσεις να είναι αν 10 λεπτά αλλά οχί ακριβώς δλδ 1:10:00 → 1:20:00 αλλά ανα 10 λεπτά με τα δευτερόλεπτα να ειναι στο και 10 δλδ →</text:span><text:span text:style-name="T3">1:10:10 → 1:20:10. Αυτο έγινε γιατί οι μετρήσεις της Καλλονής </text:span><text:span text:style-name="T5">και της Γέρας</text:span><text:span text:style-name="T3"> είχαν ξεκινήσει να πέρνονται απο 00:00:10 </text:span><text:span text:style-name="T5">(local time)</text:span><text:span text:style-name="T3"> και οχι ακριβώς</text:span></text:p>
      <text:p text:style-name="P11"><text:span text:style-name="T3">ε. </text:span><text:span text:style-name="T6">Interp_WLPlwm_</text:span><text:span text:style-name="T7">UTC</text:span><text:span text:style-name="T6">.mat → εδω έγινε despiking με </text:span><text:span text:style-name="T7">window 144 και nstd 3 επίσης τα δεδομένα που μας δώθηκαν είναι σε UTC (οπότε έπρεπε να γίνει αλλαγή στα άλλα δεδομένα)</text:span></text:p>
      <text:p text:style-name="P11"><text:span text:style-name="T7"/></text:p>
      <text:p text:style-name="P14"><text:span text:style-name="T11">Δεδομένα Καλλονής</text:span></text:p>
      <text:p text:style-name="P8"><text:span text:style-name="T11">α. raw_WLKall.mat → raw δεδομένα χωρίς καμία διόρθωση</text:span></text:p>
      <text:p text:style-name="P8"><text:span text:style-name="T11">β.raw_cor</text:span><text:span text:style-name="T13">r</text:span><text:span text:style-name="T11">ected_WLKall.mat-→ δεδομένα μετά απο αφαίρεση των steps που κάνουν (λόγω βάρκας κάτω απο τον sensor ) και αναστροφή του προσιμου και αφαίρεση μέσης τιμής</text:span></text:p>
      <text:p text:style-name="P5"><text:span text:style-name="T7">γ.despiked_WLKall_UTC.mat → </text:span><text:span text:style-name="T5">εδω έγινε despiking με </text:span><text:span text:style-name="T7">window 288 και nstd 3 επίσης έγινε μετατροπη του διανύσματος του χρόνου σε UTC αφού ήταν σε local time.</text:span></text:p>
      <text:p text:style-name="P5"><text:span text:style-name="T7"/></text:p>
      <text:p text:style-name="P15"><text:span text:style-name="T10">Δ</text:span><text:span text:style-name="T11">εδομένα Γέρας</text:span></text:p>
      <text:p text:style-name="P9"><text:span text:style-name="T11">α. raw_WLGera.mat → </text:span><text:span text:style-name="T10">raw δεδομένα χωρίς καμία διόρθωση </text:span><text:span text:style-name="T11">(φτιαγμένα απο τα raw_Gera_1.csv, raw_Gera_2.csv)</text:span></text:p>
      <text:p text:style-name="P9"><text:span text:style-name="T10">β. despike_WLGera_UTC.</text:span><text:span text:style-name="T11">mat → </text:span><text:span text:style-name="T12">εδω έγινε despiking με </text:span><text:span text:style-name="T10">window 288 και nstd 3 επίσης έγινε μετατροπη του διανύσματος του χρόνου σε UTC αφού ήταν σε local time.</text:span></text:p>
      <text:p text:style-name="P9"><text:span text:style-name="T10"/></text:p>
      <text:p text:style-name="P16"><text:span text:style-name="T10">Δ</text:span><text:span text:style-name="T11">εδομένα Βαρομετρικής Πίεσης</text:span></text:p>
      <text:p text:style-name="P10"><text:span text:style-name="T10">α. </text:span><text:span text:style-name="T11">Press_raw.mat → </text:span><text:span text:style-name="T10">raw δεδομένα χωρίς καμία διόρθωση </text:span></text:p>
      <text:p text:style-name="P6"><text:span text:style-name="T8">β</text:span><text:span text:style-name="T7">. </text:span><text:span text:style-name="T8">Press_corrected.mat → έγινε διόρθωση στα δεδομένα γιατί στην αρχή και στο τέλος εμφανίζονται τεράστια peaks τα οποία και έκοψα</text:span></text:p>
      <text:p text:style-name="P12"><text:span text:style-name="T8">γ. </text:span><text:span text:style-name="T6">Press_timematch.mat → </text:span><text:span text:style-name="T3">interpolation στον σωστό χρόνο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21:39:49.425142763</meta:creation-date>
    <meta:generator>LibreOffice/6.4.7.2$Linux_X86_64 LibreOffice_project/40$Build-2</meta:generator>
    <dc:date>2021-06-16T20:52:38.070333508</dc:date>
    <meta:editing-duration>PT19M40S</meta:editing-duration>
    <meta:editing-cycles>5</meta:editing-cycles>
    <meta:document-statistic meta:table-count="0" meta:image-count="0" meta:object-count="0" meta:page-count="1" meta:paragraph-count="21" meta:word-count="336" meta:character-count="2178" meta:non-whitespace-character-count="1859"/>
  </office:meta>
</office:document-meta>
</file>